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e6" draw:textarea-horizontal-align="center" draw:textarea-vertical-align="middl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1" draw:layer="layout" svg:width="8.5cm" svg:height="2.5cm" svg:x="9cm" svg:y="1cm">
          <text:p text:style-name="P1"><text:span text:style-name="T1">Quality assuran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3cm" svg:x="2cm" svg:y="5.5cm">
          <text:p text:style-name="P1"><text:span text:style-name="T1">Product qu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5cm" svg:height="3cm" svg:x="15.797cm" svg:y="5.5cm">
          <text:p text:style-name="P1"><text:span text:style-name="T1">Process qu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5cm" svg:y1="2.5cm" svg:x2="6.5cm" svg:y2="5.5cm">
          <text:p/>
        </draw:line>
        <draw:line draw:style-name="gr5" draw:text-style-name="P2" draw:layer="layout" svg:x1="9cm" svg:y1="2.5cm" svg:x2="6.5cm" svg:y2="2.5cm">
          <text:p/>
        </draw:line>
        <draw:line draw:style-name="gr4" draw:text-style-name="P2" draw:layer="layout" svg:x1="20cm" svg:y1="2.5cm" svg:x2="20cm" svg:y2="5.5cm">
          <text:p/>
        </draw:line>
        <draw:line draw:style-name="gr5" draw:text-style-name="P2" draw:layer="layout" svg:x1="17.5cm" svg:y1="2.5cm" svg:x2="20cm" svg:y2="2.5cm">
          <text:p/>
        </draw:line>
        <draw:line draw:style-name="gr5" draw:text-style-name="P2" draw:layer="layout" svg:x1="4cm" svg:y1="8.3cm" svg:x2="4cm" svg:y2="18cm">
          <text:p/>
        </draw:line>
        <draw:line draw:style-name="gr5" draw:text-style-name="P2" draw:layer="layout" svg:x1="17.5cm" svg:y1="8.2cm" svg:x2="17.5cm" svg:y2="18cm">
          <text:p/>
        </draw:line>
        <draw:custom-shape draw:style-name="gr6" draw:text-style-name="P3" draw:layer="layout" svg:width="5cm" svg:height="1.5cm" svg:x="6cm" svg:y="9.5cm">
          <text:p text:style-name="P3"><text:span text:style-name="T2">Desig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.5cm" svg:x="6cm" svg:y="11.5cm">
          <text:p text:style-name="P3"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.5cm" svg:x="6cm" svg:y="13.5cm">
          <text:p text:style-name="P3"><text:span text:style-name="T2">Code styl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.5cm" svg:x="6cm" svg:y="15.5cm">
          <text:p text:style-name="P3"><text:span text:style-name="T2">Code organiz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.5cm" svg:x="6cm" svg:y="17.5cm">
          <text:p text:style-name="P3"><text:span text:style-name="T2">Change request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4cm" svg:y1="10cm" svg:x2="6cm" svg:y2="10cm">
          <text:p/>
        </draw:line>
        <draw:line draw:style-name="gr7" draw:text-style-name="P2" draw:layer="layout" svg:x1="4cm" svg:y1="12cm" svg:x2="6cm" svg:y2="12cm">
          <text:p/>
        </draw:line>
        <draw:line draw:style-name="gr7" draw:text-style-name="P2" draw:layer="layout" svg:x1="4cm" svg:y1="14cm" svg:x2="6cm" svg:y2="14cm">
          <text:p/>
        </draw:line>
        <draw:line draw:style-name="gr7" draw:text-style-name="P2" draw:layer="layout" svg:x1="4cm" svg:y1="16cm" svg:x2="6cm" svg:y2="16cm">
          <text:p/>
        </draw:line>
        <draw:line draw:style-name="gr7" draw:text-style-name="P2" draw:layer="layout" svg:x1="4cm" svg:y1="18cm" svg:x2="6cm" svg:y2="18cm">
          <text:p/>
        </draw:line>
        <draw:custom-shape draw:style-name="gr6" draw:text-style-name="P3" draw:layer="layout" svg:width="5cm" svg:height="1.5cm" svg:x="19.5cm" svg:y="9.5cm">
          <text:p text:style-name="P3"><text:span text:style-name="T2">Desig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.5cm" svg:x="19.5cm" svg:y="11.5cm">
          <text:p text:style-name="P3"><text:span text:style-name="T2">Document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.5cm" svg:x="19.5cm" svg:y="13.5cm">
          <text:p text:style-name="P3"><text:span text:style-name="T2">Version releas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.5cm" svg:x="19.5cm" svg:y="15.5cm">
          <text:p text:style-name="P3"><text:span text:style-name="T2">Project pla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5cm" svg:height="1.5cm" svg:x="19.5cm" svg:y="17.5cm">
          <text:p text:style-name="P3"><text:span text:style-name="T2">Testing and UX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7.5cm" svg:y1="10cm" svg:x2="19.5cm" svg:y2="10cm">
          <text:p/>
        </draw:line>
        <draw:line draw:style-name="gr7" draw:text-style-name="P2" draw:layer="layout" svg:x1="17.5cm" svg:y1="12cm" svg:x2="19.5cm" svg:y2="12cm">
          <text:p/>
        </draw:line>
        <draw:line draw:style-name="gr7" draw:text-style-name="P2" draw:layer="layout" svg:x1="17.5cm" svg:y1="14cm" svg:x2="19.5cm" svg:y2="14cm">
          <text:p/>
        </draw:line>
        <draw:line draw:style-name="gr7" draw:text-style-name="P2" draw:layer="layout" svg:x1="17.5cm" svg:y1="16cm" svg:x2="19.5cm" svg:y2="16cm">
          <text:p/>
        </draw:line>
        <draw:line draw:style-name="gr7" draw:text-style-name="P2" draw:layer="layout" svg:x1="17.5cm" svg:y1="18cm" svg:x2="19.5cm" svg:y2="18cm">
          <text:p/>
        </draw:lin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6" draw:text-style-name="P4" draw:layer="layout" svg:width="5.5cm" svg:height="2cm" svg:x="1.5cm" svg:y="1.5cm">
          <text:p text:style-name="P2"><text:span text:style-name="T3">Safe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.5cm" svg:y="4cm">
          <text:p text:style-name="P2"><text:span text:style-name="T3">Secur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.5cm" svg:y="6.5cm">
          <text:p text:style-name="P2"><text:span text:style-name="T3">Reli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.5cm" svg:y="9cm">
          <text:p text:style-name="P2"><text:span text:style-name="T3">Resilienc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.5cm" svg:y="11.5cm">
          <text:p text:style-name="P2"><text:span text:style-name="T3">Robustnes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0.5cm" svg:y="1.5cm">
          <text:p text:style-name="P2"><text:span text:style-name="T3">Clar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0.5cm" svg:y="4cm">
          <text:p text:style-name="P2"><text:span text:style-name="T3">Test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0.5cm" svg:y="6.5cm">
          <text:p text:style-name="P2"><text:span text:style-name="T3">Adapt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0.5cm" svg:y="9cm">
          <text:p text:style-name="P2"><text:span text:style-name="T3">Complex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0.5cm" svg:y="11.5cm">
          <text:p text:style-name="P2"><text:span text:style-name="T3">Modular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9.5cm" svg:y="1.5cm">
          <text:p text:style-name="P2"><text:span text:style-name="T3">Port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9.5cm" svg:y="4cm">
          <text:p text:style-name="P2"><text:span text:style-name="T3">Us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9.5cm" svg:y="6.5cm">
          <text:p text:style-name="P2"><text:span text:style-name="T3">Reus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9.5cm" svg:y="9cm">
          <text:p text:style-name="P2"><text:span text:style-name="T3">Efficienc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9.5cm" svg:y="11.5cm">
          <text:p text:style-name="P2"><text:span text:style-name="T3">Learn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0.5cm" svg:y="14cm">
          <text:p text:style-name="P2"><text:span text:style-name="T3">Maintain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.5cm" svg:y="14cm">
          <text:p text:style-name="P2"><text:span text:style-name="T3">Correctnes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9.5cm" svg:y="14cm">
          <text:p text:style-name="P2"><text:span text:style-name="T3">Verifi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5cm" svg:height="2cm" svg:x="5cm" svg:y="17cm">
          <text:p text:style-name="P2"><text:span text:style-name="T3">Interoper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5cm" svg:y="17cm">
          <text:p text:style-name="P2"><text:span text:style-name="T3">Installabil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9" draw:text-style-name="P4" draw:layer="layout" svg:width="6cm" svg:height="3cm" svg:x="4.5cm" svg:y="2cm">
          <text:p text:style-name="P2"><text:span text:style-name="T3">Select metr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9.5cm" svg:height="3cm" svg:x="14.5cm" svg:y="2cm">
          <text:p text:style-name="P2"><text:span text:style-name="T3">Identify interesting</text:span></text:p>
          <text:p text:style-name="P2"><text:span text:style-name="T3">components/el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5cm" svg:height="3cm" svg:x="15cm" svg:y="8.5cm">
          <text:p text:style-name="P2"><text:span text:style-name="T4">Perform measurement</text:span><text:span text:style-name="T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7cm" svg:height="3cm" svg:x="16.5cm" svg:y="14.5cm">
          <text:p text:style-name="P2"><text:span text:style-name="T3">Detection of</text:span></text:p>
          <text:p text:style-name="P2"><text:span text:style-name="T3">anomalous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8cm" svg:height="3cm" svg:x="4cm" svg:y="14.5cm">
          <text:p text:style-name="P2"><text:span text:style-name="T3">Check atypical</text:span></text:p>
          <text:p text:style-name="P2"><text:span text:style-name="T3">elements/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0.5cm" svg:y1="3.5cm" svg:x2="14.5cm" svg:y2="3.5cm">
          <text:p/>
        </draw:line>
        <draw:line draw:style-name="gr7" draw:text-style-name="P2" draw:layer="layout" svg:x1="19.5cm" svg:y1="5cm" svg:x2="19.5cm" svg:y2="8.5cm">
          <text:p/>
        </draw:line>
        <draw:line draw:style-name="gr7" draw:text-style-name="P2" draw:layer="layout" svg:x1="19.5cm" svg:y1="11.5cm" svg:x2="19.5cm" svg:y2="14.5cm">
          <text:p/>
        </draw:line>
        <draw:line draw:style-name="gr7" draw:text-style-name="P2" draw:layer="layout" svg:x1="16.5cm" svg:y1="16cm" svg:x2="12cm" svg:y2="16cm">
          <text:p/>
        </draw:line>
        <draw:line draw:style-name="gr7" draw:text-style-name="P2" draw:layer="layout" svg:x1="7.5cm" svg:y1="14.5cm" svg:x2="7.5cm" svg:y2="11.5cm">
          <text:p/>
        </draw:line>
        <draw:custom-shape draw:style-name="gr6" draw:text-style-name="P2" draw:layer="layout" svg:width="9.5cm" svg:height="3cm" svg:x="3cm" svg:y="8.5cm">
          <text:p text:style-name="P2"><text:span text:style-name="T3">Corrective actions</text:span></text:p>
          <text:p text:style-name="P2"><text:span text:style-name="T3">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7.5cm" svg:y1="8.5cm" svg:x2="7.5cm" svg:y2="5cm">
          <text:p/>
        </draw:line>
        <presentation:notes draw:style-name="dp2">
          <draw:page-thumbnail draw:style-name="gr8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11" draw:text-style-name="P4" draw:layer="layout" svg:width="7cm" svg:height="2.5cm" svg:x="1.5cm" svg:y="1.5cm">
          <text:p text:style-name="P2"><text:span text:style-name="T3">Static metric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cm" svg:height="2.5cm" svg:x="15cm" svg:y="1.5cm">
          <text:p text:style-name="P2"><text:span text:style-name="T3">Dynamic metrics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3cm" svg:y1="4cm" svg:x2="3cm" svg:y2="18.5cm">
          <text:p/>
        </draw:line>
        <draw:custom-shape draw:style-name="gr6" draw:text-style-name="P2" draw:layer="layout" svg:width="5cm" svg:height="2cm" svg:x="5cm" svg:y="5cm">
          <text:p text:style-name="P2">Fan-in/Fan-o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2cm" svg:x="5cm" svg:y="7.5cm">
          <text:p text:style-name="P2">Length of cod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5cm" svg:height="2cm" svg:x="5cm" svg:y="10cm">
          <text:p text:style-name="P2">Cyclomatic complexity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2cm" svg:x="5cm" svg:y="12.5cm">
          <text:p text:style-name="P2">Fan-in/Fan-o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cm" svg:height="2cm" svg:x="5cm" svg:y="15cm">
          <text:p text:style-name="P2">Depth conditional testing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2cm" svg:x="5cm" svg:y="17.5cm">
          <text:p text:style-name="P2">Fog index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3cm" svg:y1="18.5cm" svg:x2="5cm" svg:y2="18.5cm">
          <text:p/>
        </draw:line>
        <draw:line draw:style-name="gr7" draw:text-style-name="P2" draw:layer="layout" svg:x1="3cm" svg:y1="16cm" svg:x2="5cm" svg:y2="16cm">
          <text:p/>
        </draw:line>
        <draw:line draw:style-name="gr7" draw:text-style-name="P2" draw:layer="layout" svg:x1="3cm" svg:y1="13.5cm" svg:x2="5cm" svg:y2="13.5cm">
          <text:p/>
        </draw:line>
        <draw:line draw:style-name="gr7" draw:text-style-name="P2" draw:layer="layout" svg:x1="3cm" svg:y1="11cm" svg:x2="5cm" svg:y2="11cm">
          <text:p/>
        </draw:line>
        <draw:line draw:style-name="gr7" draw:text-style-name="P2" draw:layer="layout" svg:x1="3cm" svg:y1="8.5cm" svg:x2="5cm" svg:y2="8.5cm">
          <text:p/>
        </draw:line>
        <draw:line draw:style-name="gr7" draw:text-style-name="P2" draw:layer="layout" svg:x1="3cm" svg:y1="6cm" svg:x2="5cm" svg:y2="6cm">
          <text:p/>
        </draw:line>
        <draw:line draw:style-name="gr12" draw:text-style-name="P2" draw:layer="layout" svg:x1="17cm" svg:y1="4cm" svg:x2="17cm" svg:y2="16cm">
          <text:p/>
        </draw:line>
        <draw:line draw:style-name="gr7" draw:text-style-name="P2" draw:layer="layout" svg:x1="17cm" svg:y1="16cm" svg:x2="19cm" svg:y2="16cm">
          <text:p/>
        </draw:line>
        <draw:line draw:style-name="gr7" draw:text-style-name="P2" draw:layer="layout" svg:x1="17cm" svg:y1="12cm" svg:x2="19cm" svg:y2="12cm">
          <text:p/>
        </draw:line>
        <draw:line draw:style-name="gr7" draw:text-style-name="P2" draw:layer="layout" svg:x1="17cm" svg:y1="9cm" svg:x2="19cm" svg:y2="9cm">
          <text:p/>
        </draw:line>
        <draw:line draw:style-name="gr7" draw:text-style-name="P2" draw:layer="layout" svg:x1="17cm" svg:y1="6cm" svg:x2="19cm" svg:y2="6cm">
          <text:p/>
        </draw:line>
        <draw:custom-shape draw:style-name="gr6" draw:text-style-name="P2" draw:layer="layout" svg:width="7cm" svg:height="2cm" svg:x="19cm" svg:y="5cm">
          <text:p text:style-name="P2">Depth inheritance tre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2cm" svg:x="19cm" svg:y="8cm">
          <text:p text:style-name="P2">Method fan-in/fan-o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2.5cm" svg:x="19cm" svg:y="11cm">
          <text:p text:style-name="P2">Weighted methods per</text:p>
          <text:p text:style-name="P2">clas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2.5cm" svg:x="19cm" svg:y="14.5cm">
          <text:p text:style-name="P2">Number overriding</text:p>
          <text:p text:style-name="P2">operatio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0T09:40:42</meta:creation-date>
    <meta:editing-duration>PT03H10M41S</meta:editing-duration>
    <meta:editing-cycles>6</meta:editing-cycles>
    <dc:date>2010-11-10T13:36:34</dc:date>
    <meta:generator>OpenOffice.org/3.2$Linux OpenOffice.org_project/320m19$Build-9505</meta:generator>
    <meta:document-statistic meta:object-count="114"/>
  </office:meta>
</office:document-meta>
</file>